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style:tab-stops>
          <style:tab-stop style:position="0.25in"/>
        </style:tab-stops>
      </style:paragraph-properties>
      <style:text-properties fo:font-size="16pt" style:font-size-asian="16pt" style:font-size-complex="16pt"/>
    </style:style>
    <style:style style:name="P3" style:family="paragraph" style:parent-style-name="Standard">
      <style:paragraph-properties>
        <style:tab-stops>
          <style:tab-stop style:position="0.25in"/>
        </style:tab-stops>
      </style:paragraph-properties>
      <style:text-properties fo:color="#0000ff" fo:font-size="16pt" style:font-size-asian="16pt" style:font-size-complex="16pt"/>
    </style:style>
    <style:style style:name="P4" style:family="paragraph" style:parent-style-name="Standard" style:list-style-name="WW8Num2">
      <style:text-properties fo:font-size="16pt" style:font-size-asian="16pt" style:font-size-complex="16pt"/>
    </style:style>
    <style:style style:name="P5" style:family="paragraph" style:parent-style-name="Standard">
      <style:paragraph-properties>
        <style:tab-stops>
          <style:tab-stop style:position="0.25in"/>
        </style:tab-stops>
      </style:paragraph-properties>
      <style:text-properties fo:font-size="16pt" style:font-size-asian="16pt" style:font-size-complex="16pt"/>
    </style:style>
    <style:style style:name="P6" style:family="paragraph" style:parent-style-name="Heading_20_1">
      <style:text-properties fo:font-size="16pt" style:font-size-asian="16pt" style:font-size-complex="16pt"/>
    </style:style>
    <style:style style:name="P7" style:family="paragraph" style:parent-style-name="Heading_20_1">
      <style:paragraph-properties fo:break-before="page"/>
      <style:text-properties fo:font-size="16pt" style:font-size-asian="16pt" style:font-size-complex="16pt"/>
    </style:style>
    <style:style style:name="P8" style:family="paragraph" style:parent-style-name="Heading_20_2">
      <style:paragraph-properties>
        <style:tab-stops>
          <style:tab-stop style:position="0.3752in"/>
        </style:tab-stops>
      </style:paragraph-properties>
      <style:text-properties fo:font-size="16pt" style:font-size-asian="16pt" style:font-size-complex="16pt"/>
    </style:style>
    <style:style style:name="P9" style:family="paragraph" style:parent-style-name="Heading_20_2">
      <style:paragraph-properties>
        <style:tab-stops>
          <style:tab-stop style:position="0.3752in"/>
        </style:tab-stops>
      </style:paragraph-properties>
      <style:text-properties fo:color="#0000ff" fo:font-size="16pt" style:font-size-asian="16pt" style:font-size-complex="16pt"/>
    </style:style>
    <style:style style:name="T1" style:family="text">
      <style:text-properties fo:font-size="16pt" style:font-size-asian="16pt" style:font-size-complex="16pt"/>
    </style:style>
    <style:style style:name="T2" style:family="text">
      <style:text-properties fo:color="#000000" fo:font-size="16pt" style:font-size-asian="16pt" style:font-size-complex="16pt"/>
    </style:style>
    <style:style style:name="T3" style:family="text">
      <style:text-properties fo:color="#0000ff"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1. Introduction</text:h>
      <text:p text:style-name="P1"/>
      <text:p text:style-name="P1">This document serves to provide the Functional Specifications requirements for the upcoming release of “Tasks Assignment” codenamed as “Alprus”</text:p>
      <text:p text:style-name="P1">Alprus is intended for assigning tasks to different users so that users can know about the tasks assigned to them and act accordingly. </text:p>
      <text:p text:style-name="P1"/>
      <text:p text:style-name="P1">This spec outlines the features that will be available in Alprus and will be used as living document to capture the requirements for the purpose of development. The application is mainly intended for the students training them to learn about testing, test cases execution, finding bugs, verifying fixed bugs and learn QA processes.</text:p>
      <text:p text:style-name="P1"/>
      <text:h text:style-name="P6" text:outline-level="1">2. Product Overview</text:h>
      <text:p text:style-name="P1">Alprus will provide an interface to different users to know about the tasks assigned to them. There will be different users in the application that can create other users in the application. Users should be able to create the tasks in the application and any user should be able to assign the task to any other user.</text:p>
      <text:p text:style-name="P1"/>
      <text:p text:style-name="P1">When any user logs into the application, s/he should be able to see the tasks assigned to him/her on Home page of the application.</text:p>
      <text:p text:style-name="P1"/>
      <text:h text:style-name="P6" text:outline-level="1">3. Architecture</text:h>
      <text:p text:style-name="P1"/>
      <text:p text:style-name="Standard"><text:span text:style-name="T1">This application will be a web based application and where different users should be able to access the </text:span><text:span text:style-name="T2">application over Internet. This application will use Web server for deploying the application and a</text:span><text:span text:style-name="T3"> </text:span><text:span text:style-name="T1">database server for storing the data. The application will be deployed at one central place and different users will access it through web browsers over http.</text:span></text:p>
      <text:h text:style-name="P7" text:outline-level="1">4. Features </text:h>
      <text:p text:style-name="P1"/>
      <text:list xml:id="list2559333293595387828" text:style-name="WW8Num2">
        <text:list-item>
          <text:p text:style-name="P4">Login/Logout</text:p>
        </text:list-item>
        <text:list-item>
          <text:p text:style-name="P4">Home Page</text:p>
        </text:list-item>
        <text:list-item>
          <text:p text:style-name="P4">Users Page</text:p>
        </text:list-item>
        <text:list-item>
          <text:p text:style-name="P4">User Details page</text:p>
        </text:list-item>
        <text:list-item>
          <text:p text:style-name="P4">Edit User Details page</text:p>
        </text:list-item>
        <text:list-item>
          <text:p text:style-name="P4">New User Creation </text:p>
        </text:list-item>
        <text:list-item>
          <text:p text:style-name="P4">Tasks Page</text:p>
        </text:list-item>
        <text:list-item>
          <text:p text:style-name="P4">Task Creation </text:p>
        </text:list-item>
        <text:list-item>
          <text:p text:style-name="P4">Editing Task Details<text:line-break/></text:p>
        </text:list-item>
      </text:list>
      <text:h text:style-name="P6" text:outline-level="1">5. Feature Details</text:h>
      <text:p text:style-name="P1"/>
      <text:p text:style-name="P1">The following subsections list details of different features as mentioned above in the application.</text:p>
      <text:p text:style-name="P1"/>
      <text:h text:style-name="P8" text:outline-level="2"><text:bookmark text:name="_toc106"/>Login/Logout</text:h>
      <text:p text:style-name="P2">Application should allow only its valid users to login after providing valid credentials.-8</text:p>
      <text:p text:style-name="P2"/>
      <text:p text:style-name="P2"><text:s/>Logout should log them out from the application.- 2/ 3</text:p>
      <text:p text:style-name="P2"/>
      <text:p text:style-name="P2"/>
      <text:p text:style-name="P2"><text:s/>Users should not be able to login again after having logged out from the application. Allowed length for username field should be 6-20 characters. Allowed length for password field should be 6-25 characters.</text:p>
      <text:p text:style-name="P2"/>
      <text:h text:style-name="P8" text:outline-level="2"><text:bookmark text:name="_toc109"/>Home Page</text:h>
      <text:p text:style-name="P2">Once a user has logged in the application, the user should see the home page first. Home page should list all the tasks assigned to that user. Home page will display the User’s Name which will be available throughout in the application as the user navigates in the application.</text:p>
      <text:p text:style-name="P2"><text:soft-page-break/></text:p>
      <text:p text:style-name="P2">There should be links available for accessing Home page, “Edit My Profile” for editing the profile of the current user, “View Users” to view all the users in the application, “New User” to create a new user, “Add New Task” to create a new task and “All Tasks” to view all the tasks in the application. </text:p>
      <text:p text:style-name="P2">Clicking Home link will take the user to Home Page of the application</text:p>
      <text:h text:style-name="P8" text:outline-level="2"><text:bookmark text:name="_toc114"/>View Users Page</text:h>
      <text:p text:style-name="P2">User can view all users in the application by clicking the “View Users” link. Users page will list all the users created in the application. “User name” column on Users page will display the Name of the user and a “Project” column to display the project in which the users will be existing. </text:p>
      <text:p text:style-name="P2"/>
      <text:p text:style-name="P2">Name of the user should be clickable and should lead to User Details page to show the profile of the selected user.</text:p>
      <text:h text:style-name="P8" text:outline-level="2"><text:bookmark text:name="_toc118"/>User Details Page</text:h>
      <text:p text:style-name="P2">User details page will only display the details added by the user during New User creation. Any user can view the profile of the user by clicking the link of the Name of the user on Users Page.<text:line-break/></text:p>
      <text:h text:style-name="P8" text:outline-level="2"><text:bookmark text:name="_toc120"/>Edit My profile</text:h>
      <text:p text:style-name="P2">Clicking “Edit My Profile” will navigate to Edit My profile page where the user can edit his/her profile. Clicking Update button will save the updated details as entered in different fields in User’s profile.<text:line-break/></text:p>
      <text:p text:style-name="P2"/>
      <text:p text:style-name="P2">Clicking Cancel button on Edit User page will not save the details and take the user back to Users page.</text:p>
      <text:p text:style-name="P2"/>
      <text:h text:style-name="P8" text:outline-level="2"><text:bookmark text:name="_toc125"/>New User Creation</text:h>
      <text:p text:style-name="P2">Any User in the application can create a new user by clicking “New User” link. Clicking “New User” link will take the user to New User Page where user will provide Username, Name, Email, Telephone, Zip and Password for the new user. Username, Name, Email, Password and Verify Password fields <text:soft-page-break/>being mandatory fields.<text:line-break/></text:p>
      <text:p text:style-name="P2">Clicking Save button on New User page will save the details and create a new user in the application.</text:p>
      <text:p text:style-name="P2">Clicking Cancel button on New User page will not save the details and take the user back to Home page.</text:p>
      <text:p text:style-name="P2"/>
      <text:h text:style-name="P8" text:outline-level="2"><text:bookmark text:name="_toc130"/>All Tasks Page</text:h>
      <text:p text:style-name="P2">User can reach Tasks page by clicking All Tasks link. This page will list all the tasks created in the application. </text:p>
      <text:p text:style-name="P2"/>
      <text:p text:style-name="P2">User can open any task by clicking on the Task name shown in the list.</text:p>
      <text:p text:style-name="P2"/>
      <text:h text:style-name="P8" text:outline-level="2"><text:bookmark text:name="_toc135"/>Task Creation</text:h>
      <text:p text:style-name="P2">User can create a new task in the application by clicking “Add New Task” link. Clicking “Add New Task” link will take the user to New Task Page where user will provide task name, Details of the task, Project, Type, Status, Urgency etc. Task Name, Details, Project, Type, Status, Urgency, should be mandatory field.</text:p>
      <text:p text:style-name="P2"/>
      <text:p text:style-name="P2">User should also be upload an attachment to the task being created and provide brief description about the attachment.</text:p>
      <text:p text:style-name="P2">Clicking Save button on New Task page will save the details and create a new task.</text:p>
      <text:p text:style-name="P2">Clicking Cancel button on New Task page will not save the details and take the user back to Tasks page.</text:p>
      <text:h text:style-name="P8" text:outline-level="2"><text:bookmark text:name="_toc141"/>Task Detail Page</text:h>
      <text:p text:style-name="P2">User can open Task Detail page by clicking Task Name link from Tasks page. <text:line-break/>Task Detail page will display Task Name and Details, Project, Type, Status, Urgency, ‘Assigned to” information for the task opened. User can go back to Task detail page by clicking All Tasks link.</text:p>
      <text:p text:style-name="P2"/>
      <text:p text:style-name="P2">User can delete the task by clicking Delete Item link after opening the task <text:soft-page-break/>detail page. Clicking Delete Item link will ask for the confirmation before deleting it. Clicking Yes will delete the task from the application.</text:p>
      <text:p text:style-name="P2"/>
      <text:p text:style-name="P2">User can add Comments to the task, set the status to Done by adding comments, set the status to Close by adding comments on task Detail page.</text:p>
      <text:p text:style-name="P2">User should also be able to attach documents after task has been created from task Detail page.</text:p>
      <text:p text:style-name="P2">User should be able to assign Resources to the task from Task Detail Page.</text:p>
      <text:p text:style-name="P2"/>
      <text:h text:style-name="P8" text:outline-level="2"><text:bookmark text:name="_toc150"/>Editing Task Details</text:h>
      <text:p text:style-name="P2">After a user has created a task, the user can edit the task details from task details page.</text:p>
      <text:p text:style-name="P2">User will need to click Edit task to edit the task information. User can change the assignment of the task as well while editing the other information.</text:p>
      <text:p text:style-name="P2"/>
      <text:p text:style-name="P2">Clicking Save button on Edit Task page will save the updated details.</text:p>
      <text:p text:style-name="P2">Clicking Cancel button on Edit Task page will not save the details and take the user back to Tasks page.</text:p>
      <text:p text:style-name="P2"/>
      <text:h text:style-name="P9" text:outline-level="2"><text:bookmark text:name="_toc157"/>Assigning Task (Obsolete)</text:h>
      <text:p text:style-name="P3">After a user has created a task, the user can assign the task to any user. User will need to select the task and click “Assign Task” on Tasks page. Clicking “Assign Task” link will take the user to display list of the users. Select the user and click “Assign” Button. </text:p>
      <text:p text:style-name="P3"/>
      <text:p text:style-name="P3">Clicking “Assign” button should assign the selected Task to selected user.</text:p>
      <text:p text:style-name="P3">Clicking “Cancel” button, Assign Task page should take the user back to Tasks page without assigning the task.</text:p>
      <text:p text:style-name="P2"/>
      <text:h text:style-name="P6" text:outline-level="1">6. OS / Browser Compatibility</text:h>
      <text:p text:style-name="P1"/>
      <text:p text:style-name="P2">Application will be supported on Browser versions IE 6.0, IE 7.0, FireFox and Safari 3.0. The application will be supported on Windows and MAC 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WW8Num2z0"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04T14:40:00.29</meta:creation-date>
    <dc:date>2019-09-04T14:40:12.60</dc:date>
    <meta:editing-duration>PT12S</meta:editing-duration>
    <meta:editing-cycles>1</meta:editing-cycles>
    <meta:generator>OpenOffice/4.1.3$Win32 OpenOffice.org_project/413m1$Build-9783</meta:generator>
    <meta:document-statistic meta:table-count="0" meta:image-count="0" meta:object-count="0" meta:page-count="5" meta:paragraph-count="66" meta:word-count="1228" meta:character-count="7001"/>
  </office:meta>
</office:document-meta>
</file>